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nfig-template.yaml</text:p>
      <text:p text:style-name="P1"/>
      <text:p text:style-name="P1"/>
      <text:p text:style-name="P1"/>
      <text:p text:style-name="P1">mode: paper</text:p>
      <text:p text:style-name="P1">exchange: binance</text:p>
      <text:p text:style-name="P1">base_currency: USDT</text:p>
      <text:p text:style-name="P1">initial_balance: 10000.0</text:p>
      <text:p text:style-name="P1"/>
      <text:p text:style-name="P1">risk_parameters:</text:p>
      <text:p text:style-name="P1"><text:s text:c="2"/>max_positions: 5</text:p>
      <text:p text:style-name="P1"><text:s text:c="2"/>max_position_size: 0.1</text:p>
      <text:p text:style-name="P1"><text:s text:c="2"/>trailing_stop_pct: 0.02</text:p>
      <text:p text:style-name="P1"><text:s text:c="2"/>min_liquidity: 1000.0</text:p>
      <text:p text:style-name="P1"><text:s text:c="2"/>max_daily_drawdown: 0.03</text:p>
      <text:p text:style-name="P1"/>
      <text:p text:style-name="P1">strategy_parameters:</text:p>
      <text:p text:style-name="P1"><text:s text:c="2"/>name: volatility_strategy</text:p>
      <text:p text:style-name="P1"><text:s text:c="2"/>security_types:</text:p>
      <text:p text:style-name="P1"><text:s text:c="4"/>- crypto</text:p>
      <text:p text:style-name="P1"><text:s text:c="2"/>min_volatility: 0.01</text:p>
      <text:p text:style-name="P1"><text:s text:c="2"/>max_volatility: 0.5</text:p>
      <text:p text:style-name="P1"><text:s text:c="2"/>profit_target_pct: 0.03</text:p>
      <text:p text:style-name="P1"/>
      <text:p text:style-name="P1">api_credentials:</text:p>
      <text:p text:style-name="P1"><text:s text:c="2"/>binance:</text:p>
      <text:p text:style-name="P1"><text:s text:c="4"/>api_key: your_binance_key</text:p>
      <text:p text:style-name="P1"><text:s text:c="4"/>api_secret: your_binance_secret</text:p>
      <text:p text:style-name="P1"><text:s text:c="2"/>kraken:</text:p>
      <text:p text:style-name="P1"><text:s text:c="4"/>api_key: your_kraken_key</text:p>
      <text:p text:style-name="P1"><text:s text:c="4"/>api_secret: your_kraken_secret</text:p>
      <text:p text:style-name="P1"><text:s text:c="4"/>passphrase: optional_passphrase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0:08:05.908000000</meta:creation-date>
    <dc:date>2025-02-18T20:09:01.345000000</dc:date>
    <meta:editing-duration>PT54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26" meta:word-count="45" meta:character-count="563" meta:non-whitespace-character-count="496"/>
  </office:meta>
</office:document-meta>
</file>